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Titre1" style:master-page-name="MP0" style:family="paragraph">
      <style:paragraph-properties fo:break-before="page" fo:text-align="center"/>
    </style:style>
    <style:style style:name="P2" style:parent-style-name="Titre2" style:family="paragraph">
      <style:paragraph-properties fo:text-align="center"/>
    </style:style>
    <style:style style:name="P3" style:parent-style-name="Textbody" style:family="paragraph">
      <style:paragraph-properties fo:text-align="justify"/>
      <style:text-properties style:text-underline-type="single" style:text-underline-style="solid" style:text-underline-width="auto" style:text-underline-mode="continuous"/>
    </style:style>
    <style:style style:name="P4" style:parent-style-name="Textbody" style:family="paragraph">
      <style:paragraph-properties fo:text-align="justify"/>
    </style:style>
    <style:style style:name="P5" style:parent-style-name="Textbody" style:family="paragraph">
      <style:paragraph-properties fo:text-align="justify"/>
    </style:style>
    <style:style style:name="P6" style:parent-style-name="Textbody" style:family="paragraph">
      <style:paragraph-properties fo:text-align="justify"/>
      <style:text-properties style:text-underline-type="single" style:text-underline-style="solid" style:text-underline-width="auto" style:text-underline-mode="continuous"/>
    </style:style>
    <style:style style:name="P7" style:parent-style-name="Textbody" style:family="paragraph">
      <style:paragraph-properties fo:text-align="justify"/>
      <style:text-properties style:text-underline-type="single" style:text-underline-style="solid" style:text-underline-width="auto" style:text-underline-mode="continuous"/>
    </style:style>
    <style:style style:name="P8" style:parent-style-name="Textbody" style:family="paragraph">
      <style:paragraph-properties fo:text-align="justify"/>
    </style:style>
    <style:style style:name="P9" style:parent-style-name="Textbody" style:family="paragraph">
      <style:paragraph-properties fo:text-align="justify"/>
    </style:style>
    <style:style style:name="P10" style:parent-style-name="Textbody" style:family="paragraph">
      <style:paragraph-properties fo:text-align="justify"/>
    </style:style>
    <style:style style:name="P11" style:parent-style-name="Textbody" style:family="paragraph">
      <style:paragraph-properties fo:text-align="justify"/>
    </style:style>
    <style:style style:name="P12" style:parent-style-name="Textbody" style:family="paragraph">
      <style:paragraph-properties fo:text-align="justify"/>
    </style:style>
    <style:style style:name="P13" style:parent-style-name="Textbody" style:family="paragraph">
      <style:paragraph-properties fo:text-align="justify"/>
      <style:text-properties style:text-underline-type="single" style:text-underline-style="solid" style:text-underline-width="auto" style:text-underline-mode="continuous"/>
    </style:style>
    <style:style style:name="P14" style:parent-style-name="Textbody" style:family="paragraph">
      <style:paragraph-properties fo:text-align="justify"/>
    </style:style>
    <style:style style:name="P15" style:parent-style-name="Textbody" style:family="paragraph">
      <style:paragraph-properties fo:text-align="justify"/>
    </style:style>
    <style:style style:name="P16" style:parent-style-name="Textbody" style:family="paragraph">
      <style:paragraph-properties fo:text-align="justify"/>
    </style:style>
    <style:style style:name="P17" style:parent-style-name="Textbody" style:family="paragraph">
      <style:paragraph-properties fo:text-align="justify"/>
    </style:style>
    <style:style style:name="P18" style:parent-style-name="Textbody" style:family="paragraph">
      <style:paragraph-properties fo:text-align="justify"/>
    </style:style>
    <style:style style:name="P19" style:parent-style-name="Textbody" style:family="paragraph">
      <style:paragraph-properties fo:text-align="justify"/>
    </style:style>
    <style:style style:name="P20" style:parent-style-name="Textbody" style:family="paragraph">
      <style:paragraph-properties fo:text-align="justify"/>
    </style:style>
    <style:style style:name="P21" style:parent-style-name="Textbody" style:family="paragraph">
      <style:paragraph-properties fo:text-align="justify"/>
    </style:style>
    <style:style style:name="P22" style:parent-style-name="Textbody" style:family="paragraph">
      <style:paragraph-properties fo:text-align="justify"/>
    </style:style>
    <style:style style:name="P23" style:parent-style-name="Textbody" style:family="paragraph">
      <style:paragraph-properties fo:text-align="justify"/>
    </style:style>
    <style:style style:name="P24" style:parent-style-name="Textbody" style:family="paragraph">
      <style:paragraph-properties fo:text-align="justify"/>
    </style:style>
    <style:style style:name="P25" style:parent-style-name="Textbody" style:family="paragraph">
      <style:paragraph-properties fo:text-align="justify"/>
    </style:style>
    <style:style style:name="P26" style:parent-style-name="Textbody" style:family="paragraph">
      <style:paragraph-properties fo:text-align="justify"/>
    </style:style>
    <style:style style:name="P27" style:parent-style-name="Textbody" style:family="paragraph">
      <style:paragraph-properties fo:text-align="justify"/>
    </style:style>
    <style:style style:name="P28" style:parent-style-name="Textbody" style:family="paragraph">
      <style:paragraph-properties fo:text-align="justify"/>
    </style:style>
    <style:style style:name="T29" style:parent-style-name="Policepardéfaut" style:family="text">
      <style:text-properties style:text-underline-type="single" style:text-underline-style="solid" style:text-underline-width="auto" style:text-underline-mode="continuous"/>
    </style:style>
    <style:style style:name="P30" style:parent-style-name="Textbody" style:family="paragraph">
      <style:paragraph-properties fo:text-align="justify"/>
    </style:style>
    <style:style style:name="P31" style:parent-style-name="Textbody" style:family="paragraph">
      <style:paragraph-properties fo:text-align="justify"/>
    </style:style>
    <style:style style:name="P32" style:parent-style-name="Textbody" style:family="paragraph">
      <style:paragraph-properties fo:text-align="justify"/>
    </style:style>
    <style:style style:name="P33" style:parent-style-name="Textbody" style:family="paragraph">
      <style:paragraph-properties fo:text-align="justify"/>
      <style:text-properties style:text-underline-type="single" style:text-underline-style="solid" style:text-underline-width="auto" style:text-underline-mode="continuous"/>
    </style:style>
    <style:style style:name="P34" style:parent-style-name="Textbody" style:family="paragraph">
      <style:paragraph-properties fo:text-align="justify"/>
    </style:style>
    <style:style style:name="P35" style:parent-style-name="Textbody" style:family="paragraph">
      <style:paragraph-properties fo:text-align="justify"/>
    </style:style>
    <style:style style:name="P36" style:parent-style-name="Textbody" style:family="paragraph">
      <style:paragraph-properties fo:text-align="justify"/>
    </style:style>
    <style:style style:name="P37" style:parent-style-name="Textbody" style:family="paragraph">
      <style:paragraph-properties fo:text-align="justify"/>
    </style:style>
    <style:style style:name="P38" style:parent-style-name="Textbody" style:family="paragraph">
      <style:paragraph-properties fo:text-align="justify"/>
    </style:style>
    <style:style style:name="P39" style:parent-style-name="Textbody" style:family="paragraph">
      <style:paragraph-properties fo:text-align="justify"/>
    </style:style>
    <style:style style:name="P40" style:parent-style-name="Textbody" style:family="paragraph">
      <style:paragraph-properties fo:text-align="justify"/>
    </style:style>
    <style:style style:name="P41" style:parent-style-name="Textbody" style:family="paragraph">
      <style:paragraph-properties fo:text-align="justify"/>
    </style:style>
    <style:style style:name="P42" style:parent-style-name="Textbody" style:family="paragraph">
      <style:paragraph-properties fo:text-align="justify"/>
      <style:text-properties style:text-underline-type="single" style:text-underline-style="solid" style:text-underline-width="auto" style:text-underline-mode="continuous"/>
    </style:style>
    <style:style style:name="P43" style:parent-style-name="Textbody" style:family="paragraph">
      <style:paragraph-properties fo:text-align="justify"/>
    </style:style>
    <style:style style:name="P44" style:parent-style-name="Textbody" style:family="paragraph">
      <style:paragraph-properties fo:text-align="justify"/>
    </style:style>
    <style:style style:name="P45" style:parent-style-name="Textbody" style:family="paragraph">
      <style:paragraph-properties fo:text-align="justify"/>
      <style:text-properties style:text-underline-type="single" style:text-underline-style="solid" style:text-underline-width="auto" style:text-underline-mode="continuous"/>
    </style:style>
    <style:style style:name="P46" style:parent-style-name="Textbody" style:family="paragraph">
      <style:paragraph-properties fo:text-align="justify"/>
      <style:text-properties style:text-underline-type="single" style:text-underline-style="solid" style:text-underline-width="auto" style:text-underline-mode="continuous"/>
    </style:style>
    <style:style style:name="P47" style:parent-style-name="Textbody" style:family="paragraph">
      <style:paragraph-properties fo:text-align="justify"/>
      <style:text-properties style:text-underline-type="single" style:text-underline-style="solid" style:text-underline-width="auto" style:text-underline-mode="continuous"/>
    </style:style>
    <style:style style:name="P48" style:parent-style-name="Textbody" style:family="paragraph">
      <style:paragraph-properties fo:text-align="justify"/>
      <style:text-properties style:text-underline-type="single" style:text-underline-style="solid" style:text-underline-width="auto" style:text-underline-mode="continuous"/>
    </style:style>
    <style:style style:name="P49" style:parent-style-name="Textbody" style:family="paragraph">
      <style:paragraph-properties fo:text-align="justify"/>
      <style:text-properties style:text-underline-type="single" style:text-underline-style="solid" style:text-underline-width="auto" style:text-underline-mode="continuous"/>
    </style:style>
    <style:style style:name="P50" style:parent-style-name="Textbody" style:family="paragraph">
      <style:paragraph-properties fo:text-align="justify"/>
      <style:text-properties style:text-underline-type="single" style:text-underline-style="solid" style:text-underline-width="auto" style:text-underline-mode="continuous"/>
    </style:style>
    <style:style style:name="P51" style:parent-style-name="Textbody" style:family="paragraph">
      <style:paragraph-properties fo:text-align="justify"/>
      <style:text-properties style:text-underline-type="single" style:text-underline-style="solid" style:text-underline-width="auto" style:text-underline-mode="continuous"/>
    </style:style>
    <style:style style:name="P52" style:parent-style-name="Textbody" style:family="paragraph">
      <style:paragraph-properties fo:text-align="justify"/>
      <style:text-properties style:text-underline-type="single" style:text-underline-style="solid" style:text-underline-width="auto" style:text-underline-mode="continuous"/>
    </style:style>
    <style:style style:name="P53" style:parent-style-name="Textbody" style:family="paragraph">
      <style:paragraph-properties fo:text-align="justify"/>
      <style:text-properties style:text-underline-type="single" style:text-underline-style="solid" style:text-underline-width="auto" style:text-underline-mode="continuous"/>
    </style:style>
    <style:style style:name="P54" style:parent-style-name="Textbody" style:family="paragraph">
      <style:paragraph-properties fo:text-align="justify"/>
      <style:text-properties style:text-underline-type="single" style:text-underline-style="solid" style:text-underline-width="auto" style:text-underline-mode="continuous"/>
    </style:style>
    <style:style style:name="P55" style:parent-style-name="Titre1" style:family="paragraph">
      <style:paragraph-properties fo:text-align="center"/>
    </style:style>
    <style:style style:name="P56" style:parent-style-name="Textbody" style:family="paragraph">
      <style:paragraph-properties fo:text-align="justify"/>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P59" style:parent-style-name="Textbody" style:family="paragraph">
      <style:paragraph-properties fo:text-align="justify"/>
      <style:text-properties fo:font-weight="bold" style:font-weight-asian="bold" style:font-weight-complex="bold" fo:color="#111111"/>
    </style:style>
    <style:style style:name="P60" style:parent-style-name="Textbody" style:family="paragraph">
      <style:paragraph-properties fo:text-align="justify" fo:margin-bottom="0in" style:line-height-at-least="0.2083in"/>
      <style:text-properties fo:color="#111111"/>
    </style:style>
    <style:style style:name="P61" style:parent-style-name="Textbody" style:family="paragraph">
      <style:paragraph-properties fo:text-align="justify" fo:margin-bottom="0in" style:line-height-at-least="0.2083in"/>
      <style:text-properties fo:color="#111111"/>
    </style:style>
    <style:style style:name="P62" style:parent-style-name="Textbody" style:family="paragraph">
      <style:paragraph-properties fo:text-align="justify" fo:margin-bottom="0in" style:line-height-at-least="0.2083in"/>
      <style:text-properties fo:color="#111111"/>
    </style:style>
    <style:style style:name="P63" style:parent-style-name="Textbody" style:family="paragraph">
      <style:paragraph-properties fo:text-align="justify" fo:margin-bottom="0in" style:line-height-at-least="0.2083in"/>
      <style:text-properties fo:color="#111111"/>
    </style:style>
    <style:style style:name="P64" style:parent-style-name="Textbody" style:family="paragraph">
      <style:paragraph-properties fo:text-align="justify" fo:margin-bottom="0in" style:line-height-at-least="0.2083in"/>
      <style:text-properties fo:color="#111111"/>
    </style:style>
    <style:style style:name="P65" style:parent-style-name="Textbody" style:family="paragraph">
      <style:paragraph-properties fo:text-align="justify" fo:margin-bottom="0in" style:line-height-at-least="0.2083in"/>
      <style:text-properties fo:color="#111111"/>
    </style:style>
    <style:style style:name="P66" style:parent-style-name="Textbody" style:family="paragraph">
      <style:paragraph-properties fo:text-align="justify" fo:margin-bottom="0in" style:line-height-at-least="0.2083in"/>
      <style:text-properties fo:color="#111111"/>
    </style:style>
    <style:style style:name="P67" style:parent-style-name="Textbody" style:family="paragraph">
      <style:paragraph-properties fo:text-align="justify" fo:margin-bottom="0in" style:line-height-at-least="0.2083in"/>
      <style:text-properties fo:color="#111111"/>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text-properties fo:color="#111111"/>
    </style:style>
    <style:style style:name="P71" style:parent-style-name="Textbody" style:family="paragraph">
      <style:paragraph-properties fo:text-align="justify"/>
    </style:style>
    <style:style style:name="T72" style:parent-style-name="Policepardéfaut" style:family="text">
      <style:text-properties fo:color="#111111"/>
    </style:style>
    <style:style style:name="T73" style:parent-style-name="Policepardéfaut" style:family="text">
      <style:text-properties fo:color="#111111"/>
    </style:style>
    <style:style style:name="P74" style:parent-style-name="Textbody" style:family="paragraph">
      <style:paragraph-properties fo:text-align="justify"/>
    </style:style>
    <style:style style:name="T75" style:parent-style-name="Policepardéfaut" style:family="text">
      <style:text-properties fo:color="#111111"/>
    </style:style>
    <style:style style:name="T76" style:parent-style-name="Policepardéfaut" style:family="text">
      <style:text-properties fo:color="#111111"/>
    </style:style>
    <style:style style:name="P77" style:parent-style-name="Textbody" style:family="paragraph">
      <style:paragraph-properties fo:text-align="justify"/>
    </style:style>
    <style:style style:name="T78" style:parent-style-name="Policepardéfaut" style:family="text">
      <style:text-properties fo:color="#111111"/>
    </style:style>
    <style:style style:name="P79" style:parent-style-name="Textbody" style:family="paragraph">
      <style:paragraph-properties fo:text-align="justify"/>
    </style:style>
    <style:style style:name="P80" style:parent-style-name="Textbody" style:family="paragraph">
      <style:paragraph-properties fo:text-align="justify"/>
    </style:style>
    <style:style style:name="P81" style:parent-style-name="Textbody" style:family="paragraph">
      <style:paragraph-properties fo:text-align="justify"/>
    </style:style>
    <style:style style:name="P82" style:parent-style-name="Textbody" style:family="paragraph">
      <style:paragraph-properties fo:text-align="justify"/>
    </style:style>
    <style:style style:name="P83" style:parent-style-name="Textbody" style:family="paragraph">
      <style:paragraph-properties fo:text-align="justify"/>
      <style:text-properties fo:color="#111111"/>
    </style:style>
    <style:style style:name="P84" style:parent-style-name="Textbody" style:family="paragraph">
      <style:paragraph-properties fo:margin-bottom="0in" style:line-height-at-least="0.2083in"/>
      <style:text-properties fo:color="#111111"/>
    </style:style>
    <style:style style:name="P85" style:parent-style-name="Textbody" style:family="paragraph">
      <style:paragraph-properties fo:text-align="justify"/>
    </style:style>
    <style:style style:name="T86" style:parent-style-name="Policepardéfaut" style:family="text">
      <style:text-properties fo:color="#111111"/>
    </style:style>
    <style:style style:name="T87" style:parent-style-name="Policepardéfaut" style:family="text">
      <style:text-properties fo:color="#111111"/>
    </style:style>
    <style:style style:name="T88" style:parent-style-name="Policepardéfaut" style:family="text">
      <style:text-properties fo:color="#111111"/>
    </style:style>
    <style:style style:name="P89" style:parent-style-name="Textbody" style:family="paragraph">
      <style:paragraph-properties fo:text-align="justify"/>
    </style:style>
    <style:style style:name="P90" style:parent-style-name="Textbody" style:family="paragraph">
      <style:paragraph-properties fo:text-align="justify"/>
    </style:style>
    <style:style style:name="P91" style:parent-style-name="Textbody" style:family="paragraph">
      <style:paragraph-properties fo:text-align="justify"/>
    </style:style>
    <style:style style:name="P92" style:parent-style-name="Textbody" style:family="paragraph">
      <style:paragraph-properties fo:text-align="justify"/>
    </style:style>
    <style:style style:name="P93" style:parent-style-name="Titre1" style:family="paragraph">
      <style:paragraph-properties fo:text-align="center"/>
    </style:style>
    <style:style style:name="P94" style:parent-style-name="Textbody" style:family="paragraph">
      <style:paragraph-properties fo:text-align="justify"/>
    </style:style>
    <style:style style:name="P95" style:parent-style-name="Textbody" style:family="paragraph">
      <style:paragraph-properties fo:text-align="justify"/>
    </style:style>
    <style:style style:name="P96" style:parent-style-name="Textbody" style:family="paragraph">
      <style:paragraph-properties fo:text-align="justify"/>
    </style:style>
  </office:automatic-styles>
  <office:body>
    <office:text text:use-soft-page-breaks="true">
      <text:h text:style-name="P1" text:outline-level="1">Document de prise en main</text:h>
      <text:h text:style-name="P2" text:outline-level="2">Theasure hunt</text:h>
      <text:p text:style-name="P3">1-Histoire</text:p>
      <text:p text:style-name="P4"><text:tab/>Deux équipe d’aventurier arrive sur une île qui semble a premier vu desserte, mais d’après une légende elle cacherais <text:s/>un trésor d'une valeur inestimable. C'est deux équipe vont menais un combat qui entrera dans l'histoire <text:s/>pour la survie de leur royaume qui a vraiment besoin d'argent (tous<text:s/>les coups<text:s/>sont permis).</text:p>
      <text:p text:style-name="P5"/>
      <text:p text:style-name="P6">2-Déroulement du jeux</text:p>
      <text:p text:style-name="P7"/>
      <text:list text:style-name="LFO2" text:continue-numbering="true">
        <text:list-item>
          <text:p text:style-name="P8">Les deux joueurs<text:s/>commencent<text:s/>par choisir la taille de la carte (entre 10 et 20) et la proportion de rocher qui remplira la carte (entre 5 et 20).</text:p>
        </text:list-item>
        <text:list-item>
          <text:p text:style-name="P9">Puis chaque joueur peut modifie son<text:s/>nom et compose sont équipé de 3 personnage parmi un choix de quatre personnage, l'explorateur, le guerrier, le voleur, le<text:s/>piégeur (leur compétence ci-dessous). <text:s/></text:p>
        </text:list-item>
        <text:list-item>
          <text:p text:style-name="P10">La partie commence : c'est le joueur 1 qui joue, il déplace tous<text:s/>ses personnage qui se trouve dans son<text:s/>bateau sur la carte soit grasse a <text:s/>l’interface graphique ou au touche de raccourcie (présenter ci-dessous) chaque personnage a 3 points<text:s/>de déplacement <text:s/>et un certain niveau de vie et d’énergie. Si le personnage n'a plus d'énergie (énergie négative) plus aucune<text:s/>action n'ai possible de plus il perd de la vie, si le joueur n’a plus de vie il meurt.</text:p>
        </text:list-item>
        <text:list-item>
          <text:p text:style-name="P11">Puis vient le tour du<text:s/>joueur 2 qui fonction pareille, et ainsi de suite jusqu'à la fin de la partie</text:p>
        </text:list-item>
        <text:list-item>
          <text:p text:style-name="P12">Pour mettre fin<text:s/>à<text:s/>la partie le joueur doit avoirs trouve <text:s/>le trésor et le rapporte<text:s/>à<text:s/>son<text:s/>bateau ou tous<text:s/>les personnages<text:s/>de<text:s/><text:s/>l'équipe adverse doive être tués.</text:p>
        </text:list-item>
      </text:list>
      <text:p text:style-name="P13">3-Compétence des personnages</text:p>
      <text:list text:style-name="LFO3" text:continue-numbering="true">
        <text:list-item>
          <text:p text:style-name="P14">L'explorateur :</text:p>
          <text:list text:continue-numbering="true">
            <text:list-item>
              <text:p text:style-name="P15">Si il se trouve face<text:s/>à<text:s/>un rocher il peut regarder<text:s/>dedans, si il trouve la clé il la<text:s/>prend<text:s/>et si il trouve le coffre et qui a la clé il prend <text:s/>le trésor si il n'a pas la clé le coffre ne bouge pas.</text:p>
            </text:list-item>
            <text:list-item>
              <text:p text:style-name="P16">Si il n'a rien devant luis l'explorateur place un balise qui permet de révélé un partie de la carte.</text:p>
            </text:list-item>
          </text:list>
        </text:list-item>
        <text:list-item>
          <text:p text:style-name="P17">Le guerrier :</text:p>
          <text:list text:continue-numbering="true">
            <text:list-item>
              <text:p text:style-name="P18">Si il se trouve face à un rocher il peut le case<text:s/>ce<text:s/>qui permet de révéler le coffre ou la clé si il se est sous le rocher en question.</text:p>
            </text:list-item>
            <text:list-item>
              <text:p text:style-name="P19">S’il est face à un ennemi<text:s/>il peut<text:s/>le taper afin de baisser sa vie.</text:p>
            </text:list-item>
          </text:list>
        </text:list-item>
        <text:list-item>
          <text:p text:style-name="P20">Le voleur :</text:p>
          <text:list text:continue-numbering="true">
            <text:list-item>
              <text:p text:style-name="P21">Si il se trouve face a un ennemie il<text:s/>peut<text:s/>fouiller ses poche afin de prend la clé ou le trésor . Si il dispose de la clé il peut la rendre à un explorateur de<text:s/>son<text:s/>équipe mais si il a le trésor il peut aller au bateau afin de gagne la partie.</text:p>
            </text:list-item>
            <text:list-item>
              <text:p text:style-name="P22">Il dispose d'un déplacement spéciale en diagonal.</text:p>
            </text:list-item>
          </text:list>
        </text:list-item>
      </text:list>
      <text:p text:style-name="P23"/>
      <text:list text:style-name="LFO3" text:continue-numbering="true">
        <text:list-item>
          <text:p text:style-name="P24">Le piégeur :</text:p>
          <text:soft-page-break/>
          <text:list text:continue-numbering="true">
            <text:list-item>
              <text:p text:style-name="P25">il peut poser un<text:s/>piège<text:s text:c="2"/>sur la carte, le<text:s/>piège<text:s/>entraine<text:s/>une perte de vie si on marche dessus mais si le piégeur marche sur son<text:s text:c="2"/>piège<text:s/>il le rebouche.</text:p>
            </text:list-item>
            <text:list-item>
              <text:p text:style-name="P26">Il<text:s/>dispose d'un déplacement spéciale en diagonal.</text:p>
            </text:list-item>
          </text:list>
        </text:list-item>
      </text:list>
      <text:p text:style-name="P27"/>
      <text:p text:style-name="P28"><text:span text:style-name="T29">4-Interface graphique</text:span></text:p>
      <text:p text:style-name="P30"><text:tab/>L’interface<text:s/>dispose de plusieurs bouton qui permet de déplacer sont personnage, d'un bouton pour faire une l'action et un bouton pour passer au personnage suivent de plus un panel informent sur l’état du personnage (vie, pm et énergie) joue.</text:p>
      <text:p text:style-name="P31"><text:tab/>Les boutons<text:s/>formant une croix, permet d'orienter<text:s/>son<text:s/>personnage dans une direction (gauche, droite, haut, bas) le bouton au centre fait avance d'un case le personnage en fonction de<text:s/>son<text:s/>orientation. De plus si le personnage dispose d'un déplacement spécial en diagonal, quatre nouveau bouton apparaisse, un clique dessus permet de déplace le personnage sans changer<text:s/>son<text:s/>orientation.</text:p>
      <text:p text:style-name="P32"/>
      <text:p text:style-name="P33">5-Raccourci clavier</text:p>
      <text:p text:style-name="P34"><text:tab/>Les flèches<text:s/>directionnelles<text:s/>permettent<text:s/>de déplacer le personnage (haut, bas, gauche, droite) mais les touches<text:s/>du pavé<text:s/>numérique permettent<text:s/>aussi de déplacer sont personnage mais ajoute<text:s/>des<text:s/>déplacements<text:s/>spéciaux<text:s/>:</text:p>
      <text:p text:style-name="P35"><text:s/><text:tab/><text:tab/>7-haut gauche<text:tab/><text:tab/>8 – haut<text:s/><text:tab/>9-haut droite</text:p>
      <text:p text:style-name="P36"><text:tab/><text:tab/>4-gauche<text:tab/><text:tab/><text:tab/><text:tab/>6-droite</text:p>
      <text:p text:style-name="P37"><text:tab/><text:tab/>1-bas gauche<text:tab/><text:tab/>2 – bas<text:s/><text:tab/>3-bas<text:s/>droite</text:p>
      <text:p text:style-name="P38"/>
      <text:p text:style-name="P39">La touche « espace » permet de faire l'action disponible.</text:p>
      <text:p text:style-name="P40">La touche « entrée » permet de passer au tour du personnage suivant.</text:p>
      <text:p text:style-name="P41"><text:tab/></text:p>
      <text:p text:style-name="P42">6-Ce qui manque<text:s/>au jeu</text:p>
      <text:p text:style-name="P43"><text:tab/>Le<text:s/>jeux se joue obligatoirement a deux joueur<text:s/>dû<text:s/>au manque d'une IA permettant un partie<text:s/>seul. De plus même<text:s/>si les 2<text:s/>joueurs<text:s/>jouent<text:s/>sur<text:s/>des fenêtres différentes (ce qui permet de déplacer et donc de séparer<text:s/>les deux<text:s/>fenêtres)<text:s/>il joue sur un même<text:s/>écran.<text:s/>Nous aurions<text:s/>souhaité<text:s/>permet de crée de partie en<text:s/>réseau.</text:p>
      <text:p text:style-name="P44"/>
      <text:p text:style-name="P45"/>
      <text:p text:style-name="P46"/>
      <text:p text:style-name="P47"/>
      <text:p text:style-name="P48"/>
      <text:p text:style-name="P49"/>
      <text:p text:style-name="P50"/>
      <text:p text:style-name="P51"/>
      <text:p text:style-name="P52"/>
      <text:p text:style-name="P53"/>
      <text:p text:style-name="P54">7-Déroulement du projet</text:p>
      <text:soft-page-break/>
      <text:h text:style-name="P55" text:outline-level="1">bilan/analyse</text:h>
      <text:p text:style-name="P56"><text:tab/>Le<text:s/>projet<text:s/>à durer<text:s/>environ deux mois, cette durée est coupée en quatre<text:s/>jalons<text:s/>qui<text:s/>durent<text:s/>deux semaines, au terme de ces semaines,<text:s/>plusieurs<text:s/>objectifs<text:s/>ont<text:s/>dû<text:s/>être<text:s/>réalisés<text:s/>par l’équipe<text:s/>composée<text:s/>de quatre<text:s/>personnes<text:s/>sous la tutelle d'un chef de projet qui<text:s/>permuter<text:s/>à<text:s/>chaque jalon.</text:p>
      <text:list text:style-name="LFO4" text:continue-numbering="true">
        <text:list-item>
          <text:list>
            <text:list-item>
              <text:p text:style-name="P57">le 1er jalon :</text:p>
            </text:list-item>
          </text:list>
        </text:list-item>
      </text:list>
      <text:p text:style-name="P58">Objectifs<text:s/>:</text:p>
      <text:list text:style-name="LFO5" text:continue-numbering="true">
        <text:list-item>
          <text:list>
            <text:list-item>
              <text:p text:style-name="P59">Affichage de l'ile</text:p>
            </text:list-item>
            <text:list-item>
              <text:p text:style-name="P60">Ajouter des rochers</text:p>
            </text:list-item>
            <text:list-item>
              <text:p text:style-name="P61">Contrôler les règles de disposition (accès aux rochers placés)</text:p>
            </text:list-item>
            <text:list-item>
              <text:p text:style-name="P62">Paramétrable (taille de l'île et proportion de rochers)</text:p>
            </text:list-item>
            <text:list-item>
              <text:p text:style-name="P63">Ajout des navires,<text:s/>bases des personnages</text:p>
            </text:list-item>
            <text:list-item>
              <text:p text:style-name="P64">Ajout<text:s/>du coffre et de la clé dissimulés sous des rochers</text:p>
            </text:list-item>
            <text:list-item>
              <text:p text:style-name="P65">Affichage graphique via la classe SuperPlateau vu en TP</text:p>
            </text:list-item>
          </text:list>
        </text:list-item>
      </text:list>
      <text:p text:style-name="P66"><text:tab/><text:tab/>Conclusion<text:s/>: l'ensemble des objectif on était<text:s/>réalisé<text:s/>dans les temps sans trop de complexité, ce qui a permis de crées nos propre classe graphique<text:s text:c="2"/>permettant de<text:s/>ne plus utiliser SuperPlateau ce qui donne un meilleur contrôle de notre affichage et permet de plus beau graphisme (important pour un plaisir de jeux !).</text:p>
      <text:p text:style-name="P67"/>
      <text:list text:style-name="LFO4" text:continue-numbering="true">
        <text:list-item>
          <text:list>
            <text:list-item>
              <text:p text:style-name="P68">le 2eme jalon :</text:p>
            </text:list-item>
          </text:list>
        </text:list-item>
      </text:list>
      <text:p text:style-name="P69">Objectif<text:s/>s:</text:p>
      <text:list text:style-name="LFO6" text:continue-numbering="true">
        <text:list-item>
          <text:p text:style-name="P70"><text:bookmark-start text:name="yui_3_15_0_3_1462472141001_317"/><text:bookmark-end text:name="yui_3_15_0_3_1462472141001_317"/>Ajout<text:s/>de<text:s/>l'explorateur</text:p>
        </text:list-item>
        <text:list-item>
          <text:p text:style-name="P71"><text:span text:style-name="T72">Saisir la cible /direction de l'</text:span><text:span text:style-name="T73">action</text:span></text:p>
        </text:list-item>
        <text:list-item>
          <text:p text:style-name="P74"><text:span text:style-name="T75">Contrôle du déplacement pour<text:s/></text:span><text:span text:style-name="T76">les explorateurs</text:span></text:p>
        </text:list-item>
        <text:list-item>
          <text:p text:style-name="P77"><text:span text:style-name="T78">Ajouter le voleur et ses actions</text:span></text:p>
        </text:list-item>
      </text:list>
      <text:p text:style-name="P79"><text:tab/><text:tab/>Conclusion : encore une fois<text:s/>tous<text:s/>les objectifs<text:s/>on était<text:s/>réalisé,<text:s/>ce<text:s/>qui<text:s/>a<text:s/>permis de prendre<text:s/>de l'avance sur le jalon trois<text:s/>notamment en permettant la victoire par l'explorateur et<text:s/>la présence de deux équipes,<text:s/>le jeu<text:s/>est<text:s/>à<text:s/>ce moment jouable. De plus ce temps nous a permis de pousser encore plus en profondeur <text:s/>les graphismes.<text:s text:c="2"/></text:p>
      <text:p text:style-name="P80"/>
      <text:list text:style-name="LFO4" text:continue-numbering="true">
        <text:list-item>
          <text:list>
            <text:list-item>
              <text:p text:style-name="P81">le 3eme jalon :</text:p>
            </text:list-item>
          </text:list>
        </text:list-item>
      </text:list>
      <text:p text:style-name="P82">Objectifs<text:s/>:</text:p>
      <text:list text:style-name="LFO7" text:continue-numbering="true">
        <text:list-item>
          <text:list>
            <text:list-item>
              <text:list>
                <text:list-item>
                  <text:list>
                    <text:list-item>
                      <text:p text:style-name="P83"><text:bookmark-start text:name="yui_3_15_0_3_1462472141001_323"/><text:bookmark-end text:name="yui_3_15_0_3_1462472141001_323"/>Constituer deux équipes avec<text:s/>le<text:s/>choix des personnages : explorateurs, voleurs, guerriers, piégeurs,</text:p>
                    </text:list-item>
                  </text:list>
                </text:list-item>
                <text:list-item>
                  <text:p text:style-name="P84">Dérouler une partie</text:p>
                </text:list-item>
                <text:list-item>
                  <text:p text:style-name="P85"><text:span text:style-name="T86">Jeu contre l'ordinateur (ordinateur vs<text:s/></text:span><text:span text:style-name="T87">ordinateur,</text:span><text:span text:style-name="T88"><text:s/>ordinateur vs humain)</text:span></text:p>
                </text:list-item>
              </text:list>
            </text:list-item>
          </text:list>
        </text:list-item>
      </text:list>
      <text:p text:style-name="P89"><text:tab/><text:tab/>Conclusion<text:s/>: Ici, le dernier objectif n'a<text:s/>pas pu<text:s/>être réalisé<text:s/>, mais l'ajout de fonction comme la détection par des raccourcie<text:s/>clavier ou encore <text:s/>le menu de création des équipé.</text:p>
      <text:p text:style-name="P90"/>
      <text:list text:style-name="LFO4" text:continue-numbering="true">
        <text:list-item>
          <text:list>
            <text:list-item>
              <text:p text:style-name="P91">le 4eme jalon :</text:p>
            </text:list-item>
          </text:list>
        </text:list-item>
      </text:list>
      <text:p text:style-name="P92">le dernier jalon étant libre nous avons choisie de nous concentre sur la correction des dernier bug comme la gestion de la vie et de l’énergie et sur le fait de compléter les manque, et de<text:s/>permettre<text:s/>à<text:s/>chaque personnage de réaliser plusieurs actions<text:s/>différentes.<text:s text:c="3"/></text:p>
      <text:soft-page-break/>
      <text:h text:style-name="P93" text:outline-level="1">Conclusion</text:h>
      <text:p text:style-name="P94"><text:tab/>Le sérieux et l'entente de notre équipe a permis un bilan plutôt positif, tout le monde a participer<text:s/>à<text:s/>son<text:s/>niveau et c'est investie dans les choix de projet.<text:s/>Même<text:s/>si on<text:s/>a<text:s/>regretté<text:s/>le manque d'une intelligence artificiel qui aurais permis<text:s/>à<text:s/>l'utilisateur de joue seul,<text:s/>tous<text:s/>les autre point du cahier des charge on<text:s/>était<text:s/>réalisé<text:s/>et<text:s/>même<text:s/>plus, comme l'ajout d'action supplémenter, ou encore le travail sur les graphisme pour permet de donne<text:s/>à<text:s/>l'utilisateur un réal plaisir de jeux .</text:p>
      <text:p text:style-name="P95"/>
      <text:p text:style-name="P96"><text:s text:c="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Titre4" style:display-name="Titre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itre5" style:display-name="Titre 5" style:family="paragraph" style:parent-style-name="Heading" style:next-style-name="Textbody" style:default-outline-level="5">
      <style:text-properties fo:font-weight="bold" style:font-weight-asian="bold" style:font-weight-complex="bold" fo:hyphenate="false"/>
    </style:style>
    <style:style style:name="Titre6" style:display-name="Titre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
        <style:list-level-properties/>
      </text:list-level-style-number>
      <text:list-level-style-number text:level="2" style:num-format="">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1" text:display-levels="3">
        <style:list-level-properties/>
      </text:outline-level-style>
      <text:outline-level-style text:level="4" style:num-format=""/>
      <text:outline-level-style text:level="5" style:num-format=""/>
      <text:outline-level-style text:level="6"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enjamin lelong</meta:initial-creator>
    <dc:creator>Romain</dc:creator>
    <meta:creation-date>2016-05-05T12:32:00Z</meta:creation-date>
    <dc:date>2016-05-07T11:41:00Z</dc:date>
    <meta:template xlink:href="Normal" xlink:type="simple"/>
    <meta:editing-cycles>5</meta:editing-cycles>
    <meta:editing-duration>PT19440S</meta:editing-duration>
    <meta:document-statistic meta:page-count="4" meta:paragraph-count="13" meta:word-count="1021" meta:character-count="6626" meta:row-count="46" meta:non-whitespace-character-count="5618"/>
  </office:meta>
</office:document-meta>
</file>